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05ea5"/>
    </style:style>
    <style:style style:name="P2" style:family="paragraph" style:parent-style-name="Standard">
      <style:text-properties fo:language="pt" fo:country="BR" officeooo:rsid="00005ea5" officeooo:paragraph-rsid="00005ea5"/>
    </style:style>
    <style:style style:name="P3" style:family="paragraph" style:parent-style-name="Standard" style:list-style-name="L2">
      <loext:graphic-properties draw:fill="none"/>
      <style:paragraph-properties fo:background-color="transparent"/>
      <style:text-properties fo:language="pt" fo:country="BR" officeooo:rsid="00005ea5" officeooo:paragraph-rsid="00005ea5"/>
    </style:style>
    <style:style style:name="P4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language="pt" fo:country="BR" officeooo:rsid="00005ea5" officeooo:paragraph-rsid="00005ea5"/>
    </style:style>
    <style:style style:name="P5" style:family="paragraph" style:parent-style-name="Standard" style:list-style-name="L7">
      <style:text-properties fo:language="pt" fo:country="BR" officeooo:rsid="00005ea5" officeooo:paragraph-rsid="00005ea5"/>
    </style:style>
    <style:style style:name="P6" style:family="paragraph" style:parent-style-name="Standard" style:list-style-name="L2">
      <loext:graphic-properties draw:fill="none"/>
      <style:paragraph-properties fo:background-color="transparent"/>
      <style:text-properties fo:language="pt" fo:country="BR" fo:font-weight="bold" officeooo:rsid="00005ea5" officeooo:paragraph-rsid="00005ea5" style:font-weight-asian="bold" style:font-weight-complex="bold"/>
    </style:style>
    <style:style style:name="P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language="pt" fo:country="BR" fo:font-weight="bold" officeooo:rsid="00005ea5" officeooo:paragraph-rsid="0001d725" style:font-weight-asian="bold" style:font-weight-complex="bold"/>
    </style:style>
    <style:style style:name="P8" style:family="paragraph" style:parent-style-name="Standard" style:list-style-name="L9">
      <loext:graphic-properties draw:fill="none"/>
      <style:paragraph-properties fo:background-color="transparent"/>
      <style:text-properties fo:language="pt" fo:country="BR" fo:font-weight="bold" officeooo:rsid="00005ea5" officeooo:paragraph-rsid="00005ea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pt" fo:country="BR" fo:font-weight="bold" officeooo:rsid="00005ea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pt" fo:country="BR" fo:font-style="normal" fo:font-weight="bold" officeooo:rsid="0002c53b" officeooo:paragraph-rsid="0002c53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pt" fo:country="BR" fo:font-weight="normal" officeooo:rsid="0004b110" officeooo:paragraph-rsid="0004b110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pt" fo:country="BR" fo:font-weight="normal" officeooo:rsid="00071781" officeooo:paragraph-rsid="0007178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language="pt" fo:country="BR" fo:font-weight="bold" officeooo:rsid="0004b110" officeooo:paragraph-rsid="0004b110" style:font-size-asian="14pt" style:font-weight-asian="bold" style:font-size-complex="14pt" style:font-weight-complex="bold"/>
    </style:style>
    <style:style style:name="P14" style:family="paragraph" style:parent-style-name="Standard" style:list-style-name="L2" style:master-page-name="">
      <loext:graphic-properties draw:fill="none"/>
      <style:paragraph-properties fo:margin-left="3cm" fo:margin-right="0cm" fo:text-indent="-0.6cm" style:auto-text-indent="false" style:page-number="auto" fo:background-color="transparent"/>
      <style:text-properties fo:language="pt" fo:country="BR" fo:font-weight="normal" officeooo:rsid="00005ea5" officeooo:paragraph-rsid="00005ea5" style:font-weight-asian="normal" style:font-weight-complex="normal"/>
    </style:style>
    <style:style style:name="P15" style:family="paragraph" style:parent-style-name="Standard" style:list-style-name="L2" style:master-page-name="">
      <loext:graphic-properties draw:fill="none"/>
      <style:paragraph-properties fo:margin-left="3cm" fo:margin-right="0cm" fo:text-indent="-0.6cm" style:auto-text-indent="false" style:page-number="auto" fo:background-color="transparent">
        <style:tab-stops>
          <style:tab-stop style:position="0.609cm"/>
        </style:tab-stops>
      </style:paragraph-properties>
      <style:text-properties officeooo:paragraph-rsid="00005ea5"/>
    </style:style>
    <style:style style:name="P16" style:family="paragraph" style:parent-style-name="Standard" style:list-style-name="L2">
      <loext:graphic-properties draw:fill="none"/>
      <style:paragraph-properties fo:margin-left="3cm" fo:margin-right="0cm" fo:text-indent="-0.6cm" style:auto-text-indent="false" fo:background-color="transparent">
        <style:tab-stops>
          <style:tab-stop style:position="0.609cm"/>
        </style:tab-stops>
      </style:paragraph-properties>
      <style:text-properties fo:language="pt" fo:country="BR" officeooo:rsid="00005ea5" officeooo:paragraph-rsid="00005ea5"/>
    </style:style>
    <style:style style:name="P17" style:family="paragraph" style:parent-style-name="Standard" style:list-style-name="L2">
      <loext:graphic-properties draw:fill="none"/>
      <style:paragraph-properties fo:margin-left="3cm" fo:margin-right="0cm" fo:text-indent="-0.6cm" style:auto-text-indent="false" fo:background-color="transparent">
        <style:tab-stops>
          <style:tab-stop style:position="0.609cm"/>
        </style:tab-stops>
      </style:paragraph-properties>
      <style:text-properties fo:language="pt" fo:country="BR" officeooo:rsid="00005ea5" officeooo:paragraph-rsid="00005ea5"/>
    </style:style>
    <style:style style:name="P18" style:family="paragraph" style:parent-style-name="Standard" style:list-style-name="L2">
      <loext:graphic-properties draw:fill="none"/>
      <style:paragraph-properties fo:margin-left="3cm" fo:margin-right="0cm" fo:text-indent="-0.6cm" style:auto-text-indent="false" fo:background-color="transparent"/>
      <style:text-properties fo:language="pt" fo:country="BR" fo:font-weight="normal" officeooo:rsid="00005ea5" officeooo:paragraph-rsid="00005ea5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3cm" fo:margin-right="0cm" fo:text-indent="-0.6cm" style:auto-text-indent="false" fo:background-color="transparent"/>
      <style:text-properties fo:language="pt" fo:country="BR" fo:font-weight="normal" officeooo:rsid="00005ea5" officeooo:paragraph-rsid="00005ea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BR" officeooo:rsid="00005ea5"/>
    </style:style>
    <style:style style:name="T3" style:family="text">
      <style:text-properties officeooo:rsid="00071e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QUISITO FLASK</text:p>
      <text:p text:style-name="P1"/>
      <text:p text:style-name="P10">REAGENTES</text:p>
      <text:p text:style-name="P1"/>
      <text:list xml:id="list55024100" text:style-name="L7">
        <text:list-item>
          <text:p text:style-name="P5"><text:span text:style-name="T1">CADASTRO REAGENTES</text:span>:</text:p>
        </text:list-item>
      </text:list>
      <text:p text:style-name="P2"/>
      <text:list xml:id="list4199396314" text:style-name="L2">
        <text:list-item>
          <text:p text:style-name="P15"><text:span text:style-name="T2">(ABA INFORMAÇÕES)</text:span></text:p>
        </text:list-item>
        <text:list-item>
          <text:p text:style-name="P16">CÓDIGO</text:p>
        </text:list-item>
        <text:list-item>
          <text:p text:style-name="P16">IMAGEM</text:p>
        </text:list-item>
        <text:list-item>
          <text:p text:style-name="P16">NOME</text:p>
        </text:list-item>
        <text:list-item>
          <text:p text:style-name="P16">TIPO (ÁCIDO/BASE/OUTRO/ETC.)</text:p>
        </text:list-item>
        <text:list-item>
          <text:p text:style-name="P16">(ADICIONAR CAMPOS DE SOLUÇÃO ÁCIDA//BÁSICA)</text:p>
        </text:list-item>
        <text:list-item>
          <text:p text:style-name="P16">ESTOQUE</text:p>
        </text:list-item>
        <text:list-item>
          <text:p text:style-name="P16">UNIDADE DE MEDIDA</text:p>
        </text:list-item>
        <text:list-item>
          <text:p text:style-name="P16">DESCRIÇÃO</text:p>
        </text:list-item>
        <text:list-item>
          <text:p text:style-name="P16">(ABA LOCALIZAÇÃO)</text:p>
          <text:p text:style-name="P3"><text:span text:style-name="T1"/></text:p>
        </text:list-item>
      </text:list>
      <text:list xml:id="list4157780616" text:style-name="L5">
        <text:list-item>
          <text:p text:style-name="P4"><text:span text:style-name="T1">CONSULTA DE REAGENTES</text:span></text:p>
        </text:list-item>
        <text:list-item>
          <text:p text:style-name="P7">ENTRADA/SAÍDA DE REAGENTES</text:p>
        </text:list-item>
        <text:list-item>
          <text:p text:style-name="P7">RASTREIO DE REAGENTES (TELA DE CONSULTA)</text:p>
        </text:list-item>
      </text:list>
      <text:list xml:id="list190712154598106" text:continue-list="list4199396314" text:style-name="L2">
        <text:list-header>
          <text:p text:style-name="P6"/>
        </text:list-header>
      </text:list>
      <text:list xml:id="list1584354332" text:style-name="L9">
        <text:list-item>
          <text:p text:style-name="P8">CADASTRO DE UNIDADE DE MEDIDA:</text:p>
        </text:list-item>
      </text:list>
      <text:list xml:id="list190712162088705" text:continue-list="list190712154598106" text:style-name="L2">
        <text:list-header>
          <text:p text:style-name="P6"/>
        </text:list-header>
        <text:list-item>
          <text:p text:style-name="P14">CÓDIGO</text:p>
        </text:list-item>
        <text:list-item>
          <text:p text:style-name="P18">NOME</text:p>
        </text:list-item>
        <text:list-item>
          <text:p text:style-name="P18">SÍMBOLO</text:p>
        </text:list-item>
        <text:list-item>
          <text:p text:style-name="P18">DESCRIÇÃO</text:p>
        </text:list-item>
      </text:list>
      <text:p text:style-name="P19"/>
      <text:p text:style-name="P13">ANÁLISES</text:p>
      <text:p text:style-name="P11"/>
      <text:p text:style-name="P12"><text:span text:style-name="T3">Tes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6-14T19:07:11.786000000</dc:date>
    <meta:editing-duration>PT12M38S</meta:editing-duration>
    <meta:editing-cycles>7</meta:editing-cycles>
    <meta:document-statistic meta:table-count="0" meta:image-count="0" meta:object-count="0" meta:page-count="1" meta:paragraph-count="26" meta:word-count="69" meta:character-count="375" meta:non-whitespace-character-count="351"/>
  </office:meta>
</office:document-meta>
</file>